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658cm" fo:margin-left="0cm" fo:margin-right="-0.658cm" table:align="margins"/>
    </style:style>
    <style:style style:name="Таблица1.A" style:family="table-column">
      <style:table-column-properties style:column-width="6.869cm" style:rel-column-width="25491*"/>
    </style:style>
    <style:style style:name="Таблица1.B" style:family="table-column">
      <style:table-column-properties style:column-width="8.049cm" style:rel-column-width="29870*"/>
    </style:style>
    <style:style style:name="Таблица1.C" style:family="table-column">
      <style:table-column-properties style:column-width="2.741cm" style:rel-column-width="1017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1.6" style:family="table-row">
      <style:table-row-properties style:min-row-height="0.9cm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text-properties fo:language="ru" fo:country="RU" fo:background-color="#ffff00"/>
    </style:style>
    <style:style style:name="P5" style:family="paragraph" style:parent-style-name="Standard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fo:language="ru" fo:country="RU" style:font-size-asian="10pt" style:font-size-complex="10pt"/>
    </style:style>
    <style:style style:name="P13" style:family="paragraph" style:parent-style-name="Table_20_Contents">
      <style:text-properties fo:font-size="10pt" fo:language="en" fo:country="US" style:font-size-asian="10pt" style:font-size-complex="10pt"/>
    </style:style>
    <style:style style:name="P14" style:family="paragraph" style:parent-style-name="Standard" style:list-style-name="L1">
      <style:text-properties fo:language="ru" fo:country="RU"/>
    </style:style>
    <style:style style:name="P15" style:family="paragraph" style:parent-style-name="Standard" style:list-style-name="L3">
      <style:text-properties fo:language="ru" fo:country="RU"/>
    </style:style>
    <style:style style:name="P16" style:family="paragraph" style:parent-style-name="Standard" style:list-style-name="L4">
      <style:paragraph-properties fo:text-align="justify" style:justify-single-word="false"/>
      <style:text-properties fo:language="ru" fo:country="RU"/>
    </style:style>
    <style:style style:name="P17" style:family="paragraph" style:parent-style-name="Standard" style:list-style-name="L2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language="en" fo:country="US"/>
    </style:style>
    <style:style style:name="P19" style:family="paragraph" style:parent-style-name="Text_20_body" style:list-style-name="L6">
      <style:paragraph-properties fo:text-align="justify" style:justify-single-word="false"/>
      <style:text-properties fo:font-variant="normal" fo:text-transform="none" fo:color="#333333" style:font-name="Arial1" fo:font-size="10.5pt" fo:letter-spacing="normal" fo:font-style="normal" fo:font-weight="normal"/>
    </style:style>
    <style:style style:name="P20" style:family="paragraph" style:parent-style-name="Table_20_Contents" style:list-style-name="L2">
      <style:text-properties fo:font-size="10pt" style:font-size-asian="10pt" style:font-size-complex="10pt"/>
    </style:style>
    <style:style style:name="P21" style:family="paragraph" style:parent-style-name="Table_20_Contents" style:list-style-name="L2">
      <style:text-properties fo:font-size="10pt" fo:language="en" fo:country="US" style:font-size-asian="10pt" style:font-size-complex="10pt"/>
    </style:style>
    <style:style style:name="P22" style:family="paragraph" style:parent-style-name="Table_20_Contents" style:list-style-name="L2">
      <style:text-properties fo:font-size="10pt" fo:language="ru" fo:country="RU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Аттестация на уровень 3 квалификации младший специалист по качеству ПО</text:p>
      <text:p text:style-name="P8"/>
      <text:p text:style-name="P8">Теоретическая часть: продолжительность 1,5 часа. <text:span text:style-name="T5">С 11:00 до </text:span><text:span text:style-name="T2">13:30</text:span></text:p>
      <text:p text:style-name="P6"/>
      <text:p text:style-name="P6">Критерии успешности прохождения теоретической части: </text:p>
      <text:p text:style-name="Standard">Необходимо по теоретической части набрать 25 баллов.</text:p>
      <text:p text:style-name="Standard"/>
      <text:p text:style-name="Standard">Задание №1 (выполняется письменно)</text:p>
      <text:p text:style-name="P3">Необходимо провести функциональное тестирование <text:span text:style-name="T1">web-</text:span>приложения, представляющего из себя портал, на котором зарегистрированные пользователи подписываются на <text:span text:style-name="T1">on-line </text:span>курсы, могут просматривать курсы, на которые они подписались и за которые произвели оплату. Вам <text:s/>предоставлен полный набор требований, согласованных заказчиком. Основные компоненты приложения <text:s/>— регистрация, логин, подписка на курсы, оплата подписки, работа с контентом видеокурса. Функциональное тестирование должно быть максимально полным.</text:p>
      <text:p text:style-name="P1"/>
      <text:p text:style-name="P1">Письменно основываясь на вышеизложенной информации о приложении выполнить следующие задания:</text:p>
      <text:list xml:id="list8099325446190534194" text:style-name="L1">
        <text:list-item>
          <text:p text:style-name="P14">Написать тестовый план и <text:span text:style-name="T1">check – list </text:span>тестирования. Обосновать.</text:p>
        </text:list-item>
        <text:list-item>
          <text:p text:style-name="P14">Если есть компоненты, которые должны были быть указаны в задании, то добавить эти компоненты.</text:p>
        </text:list-item>
        <text:list-item>
          <text:p text:style-name="P14">Что должно быть сделано в системе управления проектом, до того как вы приступите к тестированию.</text:p>
        </text:list-item>
      </text:list>
      <text:p text:style-name="P1"/>
      <text:p text:style-name="P1">Критерии оценки: <text:span text:style-name="T4">Максимум 25 баллов за задание. <text:s/>Количество набранных вами баллов будет зависеть от того, насколько полно вы раскроете процесс тестирования описанного в задании веб-приложения.</text:span></text:p>
      <text:p text:style-name="P4">Таблицу необходимо убрать из раздаточного материал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Активность: </text:p>
          </table:table-cell>
          <table:table-cell table:style-name="Таблица1.A1" office:value-type="string">
            <text:p text:style-name="P11">Используемые инструменты, техники.</text:p>
          </table:table-cell>
          <table:table-cell table:style-name="Таблица1.C1" office:value-type="string">
            <text:p text:style-name="P11">Баллы</text:p>
          </table:table-cell>
        </table:table-row>
        <table:table-row>
          <table:table-cell table:style-name="Таблица1.A2" office:value-type="string">
            <text:list xml:id="list4062397862064940753" text:style-name="L2">
              <text:list-item>
                <text:p text:style-name="P17">Тестовый план, включающий в себя функционал, который необходимо будет протестировать, тестовое окружение и список дополнительных инструментов.</text:p>
              </text:list-item>
            </text:list>
          </table:table-cell>
          <table:table-cell table:style-name="Таблица1.A2" office:value-type="string">
            <text:p text:style-name="P10">Шаблон тестового плана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3" office:value-type="string">
            <text:list xml:id="list39577365" text:continue-numbering="true" text:style-name="L2">
              <text:list-item>
                <text:p text:style-name="P20">Указана последовательность тестирования компонентов.</text:p>
              </text:list-item>
            </text:list>
          </table:table-cell>
          <table:table-cell table:style-name="Таблица1.A2" office:value-type="string">
            <text:p text:style-name="P10">Тестовый план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3" office:value-type="string">
            <text:list xml:id="list39562482" text:continue-numbering="true" text:style-name="L2">
              <text:list-item>
                <text:p text:style-name="P17">Указано, что тестируем логин</text:p>
              </text:list-item>
            </text:list>
          </table:table-cell>
          <table:table-cell table:style-name="Таблица1.A2" office:value-type="string">
            <text:p text:style-name="P10">Ручное тестирование.</text:p>
          </table:table-cell>
          <table:table-cell table:style-name="Таблица1.C2" office:value-type="string">
            <text:p text:style-name="P13">1 <text:span text:style-name="T3">балл</text:span></text:p>
          </table:table-cell>
        </table:table-row>
        <table:table-row>
          <table:table-cell table:style-name="Таблица1.A3" office:value-type="string">
            <text:list xml:id="list39589248" text:continue-numbering="true" text:style-name="L2">
              <text:list-item>
                <text:p text:style-name="P17">Указано, что тестируем логин</text:p>
              </text:list-item>
            </text:list>
          </table:table-cell>
          <table:table-cell table:style-name="Таблица1.A2" office:value-type="string">
            <text:p text:style-name="P10">Использование инструментов автоматизированного тестирования с обоснованием (<text:span text:style-name="T1">Selenium</text:span>).</text:p>
          </table:table-cell>
          <table:table-cell table:style-name="Таблица1.C2" office:value-type="string">
            <text:p text:style-name="P10">2 балл</text:p>
          </table:table-cell>
        </table:table-row>
        <table:table-row table:style-name="Таблица1.6">
          <table:table-cell table:style-name="Таблица1.A3" office:value-type="string">
            <text:list xml:id="list39593492" text:continue-numbering="true" text:style-name="L2">
              <text:list-item>
                <text:p text:style-name="P17">Указано, что тестируем регистрацию пользователей.</text:p>
              </text:list-item>
            </text:list>
          </table:table-cell>
          <table:table-cell table:style-name="Таблица1.A2" office:value-type="string">
            <text:p text:style-name="P10">Ручное тестирование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3" office:value-type="string">
            <text:list xml:id="list39578514" text:continue-numbering="true" text:style-name="L2">
              <text:list-item>
                <text:p text:style-name="P17">Указано, что тестируем регистрацию пользователей.</text:p>
              </text:list-item>
            </text:list>
          </table:table-cell>
          <table:table-cell table:style-name="Таблица1.A2" office:value-type="string">
            <text:p text:style-name="P10">Использование инструментов автоматизированного тестирования с обоснованием (<text:span text:style-name="T1">Selenium</text:span>).</text:p>
          </table:table-cell>
          <table:table-cell table:style-name="Таблица1.C2" office:value-type="string">
            <text:p text:style-name="P10">2 балла</text:p>
          </table:table-cell>
        </table:table-row>
        <table:table-row>
          <table:table-cell table:style-name="Таблица1.A2" office:value-type="string">
            <text:list xml:id="list39580571" text:continue-numbering="true" text:style-name="L2">
              <text:list-item>
                <text:p text:style-name="P17">Указано, что тестируем регистрацию пользователей.</text:p>
              </text:list-item>
            </text:list>
          </table:table-cell>
          <table:table-cell table:style-name="Таблица1.A2" office:value-type="string">
            <text:p text:style-name="P12">Автоматическая генерация пользователей в систему с помощью <text:span text:style-name="T1">iMacro, Jmeter.</text:span></text:p>
          </table:table-cell>
          <table:table-cell table:style-name="Таблица1.C2" office:value-type="string">
            <text:p text:style-name="P12">1 балл <text:s/></text:p>
            <text:p text:style-name="P12">(+1 балл за инструмент)</text:p>
          </table:table-cell>
        </table:table-row>
        <table:table-row>
          <table:table-cell table:style-name="Таблица1.A2" office:value-type="string">
            <text:list xml:id="list39573350" text:continue-numbering="true" text:style-name="L2">
              <text:list-item>
                <text:p text:style-name="P20">Указано, что тестируем подписку на курсы.</text:p>
              </text:list-item>
            </text:list>
          </table:table-cell>
          <table:table-cell table:style-name="Таблица1.A2" office:value-type="string">
            <text:p text:style-name="P10">Ручное или автоматизированное.</text:p>
          </table:table-cell>
          <table:table-cell table:style-name="Таблица1.C2" office:value-type="string">
            <text:p text:style-name="P10">1 балл.</text:p>
          </table:table-cell>
        </table:table-row>
        <table:table-row>
          <table:table-cell table:style-name="Таблица1.A2" office:value-type="string">
            <text:list xml:id="list39577596" text:continue-numbering="true" text:style-name="L2">
              <text:list-item>
                <text:p text:style-name="P20">Указано, что тестируем оплату.</text:p>
              </text:list-item>
            </text:list>
          </table:table-cell>
          <table:table-cell table:style-name="Таблица1.A2" office:value-type="string">
            <text:p text:style-name="P10">Ручное тестирование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2" office:value-type="string">
            <text:list xml:id="list39564100" text:continue-numbering="true" text:style-name="L2">
              <text:list-item>
                <text:p text:style-name="P20">Указано, что тестируем оплату.</text:p>
              </text:list-item>
            </text:list>
          </table:table-cell>
          <table:table-cell table:style-name="Таблица1.A2" office:value-type="string">
            <text:p text:style-name="P13">Sandbox <text:span text:style-name="T3">используемой платежной системы.</text:span></text:p>
          </table:table-cell>
          <table:table-cell table:style-name="Таблица1.C2" office:value-type="string">
            <text:p text:style-name="P10">2 балла</text:p>
          </table:table-cell>
        </table:table-row>
        <table:table-row>
          <table:table-cell table:style-name="Таблица1.A2" office:value-type="string">
            <text:list xml:id="list39585663" text:continue-numbering="true" text:style-name="L2">
              <text:list-item>
                <text:p text:style-name="P17">Указано, что тестируем загрузку видео-курсов.</text:p>
              </text:list-item>
            </text:list>
          </table:table-cell>
          <table:table-cell table:style-name="Таблица1.A2" office:value-type="string">
            <text:p text:style-name="P10">Ручное тестирование</text:p>
          </table:table-cell>
          <table:table-cell table:style-name="Таблица1.C2" office:value-type="string">
            <text:p text:style-name="P10">1 балл</text:p>
          </table:table-cell>
        </table:table-row>
        <text:soft-page-break/>
        <table:table-row>
          <table:table-cell table:style-name="Таблица1.A2" office:value-type="string">
            <text:list xml:id="list39592198" text:continue-numbering="true" text:style-name="L2">
              <text:list-item>
                <text:p text:style-name="P17">Загрузка видео и просмотр</text:p>
              </text:list-item>
            </text:list>
          </table:table-cell>
          <table:table-cell table:style-name="Таблица1.A2" office:value-type="string">
            <text:p text:style-name="P10">Плагины браузера.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2" office:value-type="string">
            <text:list xml:id="list39594111" text:continue-numbering="true" text:style-name="L2">
              <text:list-item>
                <text:p text:style-name="P17">Указано тестирование верстки</text:p>
              </text:list-item>
            </text:list>
          </table:table-cell>
          <table:table-cell table:style-name="Таблица1.A2" office:value-type="string">
            <text:p text:style-name="P10">Мокапы</text:p>
          </table:table-cell>
          <table:table-cell table:style-name="Таблица1.C2" office:value-type="string">
            <text:p text:style-name="P10">1 балла</text:p>
          </table:table-cell>
        </table:table-row>
        <table:table-row>
          <table:table-cell table:style-name="Таблица1.A2" office:value-type="string">
            <text:list xml:id="list39588312" text:continue-numbering="true" text:style-name="L2">
              <text:list-item>
                <text:p text:style-name="P20">Исследование возникающих ошибок.</text:p>
              </text:list-item>
            </text:list>
          </table:table-cell>
          <table:table-cell table:style-name="Таблица1.A2" office:value-type="string">
            <text:p text:style-name="P10">Плагины браузера <text:span text:style-name="T1">(HTTPfox, firebug, ChromeBug)</text:span></text:p>
          </table:table-cell>
          <table:table-cell table:style-name="Таблица1.C2" office:value-type="string">
            <text:p text:style-name="P10">2 балла</text:p>
          </table:table-cell>
        </table:table-row>
        <table:table-row>
          <table:table-cell table:style-name="Таблица1.A2" office:value-type="string">
            <text:list xml:id="list39592623" text:continue-numbering="true" text:style-name="L2">
              <text:list-item>
                <text:p text:style-name="P21">Capacity testing</text:p>
              </text:list-item>
            </text:list>
          </table:table-cell>
          <table:table-cell table:style-name="Таблица1.A2" office:value-type="string">
            <text:p text:style-name="P13">Jmeter.</text:p>
          </table:table-cell>
          <table:table-cell table:style-name="Таблица1.C2" office:value-type="string">
            <text:p text:style-name="P13">1 <text:span text:style-name="T3">балл</text:span></text:p>
          </table:table-cell>
        </table:table-row>
        <table:table-row>
          <table:table-cell table:style-name="Таблица1.A2" office:value-type="string">
            <text:list xml:id="list39576826" text:continue-numbering="true" text:style-name="L2">
              <text:list-item>
                <text:p text:style-name="P22">Тестирование <text:span text:style-name="T1">usability.</text:span></text:p>
              </text:list-item>
            </text:list>
          </table:table-cell>
          <table:table-cell table:style-name="Таблица1.A2" office:value-type="string">
            <text:p text:style-name="P13">Check list <text:span text:style-name="T3">по </text:span>Usability.</text:p>
          </table:table-cell>
          <table:table-cell table:style-name="Таблица1.C2" office:value-type="string">
            <text:p text:style-name="P13">1 <text:span text:style-name="T3">балл</text:span></text:p>
          </table:table-cell>
        </table:table-row>
        <table:table-row>
          <table:table-cell table:style-name="Таблица1.A2" office:value-type="string">
            <text:list xml:id="list39578977" text:continue-numbering="true" text:style-name="L2">
              <text:list-item>
                <text:p text:style-name="P20">Исследование возникающих ошибок в back-end</text:p>
              </text:list-item>
            </text:list>
          </table:table-cell>
          <table:table-cell table:style-name="Таблица1.A2" office:value-type="string">
            <text:p text:style-name="P10">Доступ к <text:span text:style-name="T1">MySQL </text:span><text:span text:style-name="T3">сервер (консоль или клиентское приложение)</text:span></text:p>
          </table:table-cell>
          <table:table-cell table:style-name="Таблица1.C2" office:value-type="string">
            <text:p text:style-name="P10">1 балл</text:p>
          </table:table-cell>
        </table:table-row>
        <table:table-row>
          <table:table-cell table:style-name="Таблица1.A2" office:value-type="string">
            <text:list xml:id="list39591256" text:continue-numbering="true" text:style-name="L2">
              <text:list-item>
                <text:p text:style-name="P20">Исследование возникающих ошибок в back-end</text:p>
              </text:list-item>
            </text:list>
          </table:table-cell>
          <table:table-cell table:style-name="Таблица1.A2" office:value-type="string">
            <text:p text:style-name="P12">Доступ к логам.</text:p>
          </table:table-cell>
          <table:table-cell table:style-name="Таблица1.C2" office:value-type="string">
            <text:p text:style-name="P10">2 балла</text:p>
          </table:table-cell>
        </table:table-row>
        <table:table-row>
          <table:table-cell table:style-name="Таблица1.A2" office:value-type="string">
            <text:list xml:id="list39570717" text:continue-numbering="true" text:style-name="L2">
              <text:list-item>
                <text:p text:style-name="P20">Тестирование дополнительных элементов, которые могут присутствовать в дизайне, к примеру список видео-курсов, которые явно не указаны в задании, но <text:s/>обязательно присутствуют в дизайне.</text:p>
              </text:list-item>
            </text:list>
          </table:table-cell>
          <table:table-cell table:style-name="Таблица1.A2" office:value-type="string">
            <text:p text:style-name="P12">Ручное или автоматизированное тестирование.</text:p>
          </table:table-cell>
          <table:table-cell table:style-name="Таблица1.C2" office:value-type="string">
            <text:p text:style-name="P10">1 балл за каждый элемент.</text:p>
          </table:table-cell>
        </table:table-row>
      </table:table>
      <text:p text:style-name="P1"/>
      <text:p text:style-name="P2">Максимум 25 баллов за задание. </text:p>
      <text:p text:style-name="P1"/>
      <text:p text:style-name="P2">Задание №<text:span text:style-name="T1">2</text:span></text:p>
      <text:p text:style-name="P3">Сформировать <text:span text:style-name="T1">MySQL </text:span>запрос, показывающий удаленные файлы в заданном фолдере и соответствующим этим файлам контент. Сравнить список файлов, показанных в <text:span text:style-name="T1">MySQL </text:span>запросе со списком файлов, показываемых через <text:span text:style-name="T1">UI.</text:span></text:p>
      <text:p text:style-name="P2">Выполнение задания: 5 баллов. (задание выполнено <text:s/>- 5 баллов, задание не выполненно — 0 баллов).</text:p>
      <text:p text:style-name="P1"/>
      <text:p text:style-name="P1"/>
      <text:p text:style-name="P2">Задание №3</text:p>
      <text:p text:style-name="P3">Дана форма регистрации приложения <text:span text:style-name="T1">myprofinetwork.issart.com. </text:span>Сколько и каких тест-кейсов (описать кратко) потребуется составить и выполнить для тестирования этой формы? Как оптимизировать количество тест-кейсов?</text:p>
      <text:p text:style-name="P1"/>
      <text:p text:style-name="P1">Количество баллов за это задание будет начисляться по полноте тестового покрытия (полнота тестового покрытия определяется экспертно руководителем отдела контроля качества ПО перед аттестацией):</text:p>
      <text:list xml:id="list3179478957221121130" text:style-name="L3">
        <text:list-item>
          <text:p text:style-name="P15">Менее 60% - 0 баллов.</text:p>
        </text:list-item>
        <text:list-item>
          <text:p text:style-name="P15">От 60% до 80% - 1 балл</text:p>
        </text:list-item>
        <text:list-item>
          <text:p text:style-name="P15">От 80% до 100% - 2 балла</text:p>
        </text:list-item>
        <text:list-item>
          <text:p text:style-name="P15">100% - 3 балла</text:p>
        </text:list-item>
      </text:list>
      <text:p text:style-name="P1"/>
      <text:p text:style-name="P1">Если указана оптимизация с использованием техники <text:span text:style-name="T1">pairwise, </text:span>то дополнительно начисляется 2 балла.</text:p>
      <text:p text:style-name="P1"/>
      <text:p text:style-name="P2">Максимальное количество баллов за задание: 5 балло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Практическая часть аттестации:</text:p>
      <text:p text:style-name="P1">Продолжительность — 4 часа. С 13:00 до 17:00.</text:p>
      <text:p text:style-name="P1"/>
      <text:p text:style-name="P4">Задание выложить в редмайн, работа будет вестись в Джире.</text:p>
      <text:p text:style-name="P1"/>
      <text:p text:style-name="P1">Практическое задание на рабочем месте.</text:p>
      <text:p text:style-name="P3">Необходимо составить тест-дизайн для следующего функционала проекта ТСС <text:a xlink:type="simple" xlink:href="https://issues.apdbox.com/browse/TTD-125">https://issues.apdbox.com/browse/TTD-125</text:a>. Тест-дизайн должен включать в себя список тест-кейсов и дизайн каждого из тест-кейсов.</text:p>
      <text:p text:style-name="P3"/>
      <text:p text:style-name="P3">Задание будет оцениваться по:</text:p>
      <text:list xml:id="list8209192084292735391" text:style-name="L4">
        <text:list-item>
          <text:p text:style-name="P16">полноте тестового покрытия,</text:p>
        </text:list-item>
        <text:list-item>
          <text:p text:style-name="P16">по использованию техник тестирования по методу «черного ящика» (7 основных техник) — обязательно укажите какую технику тестирования вы использовали и поясните почему,</text:p>
        </text:list-item>
        <text:list-item>
          <text:p text:style-name="P16">Соответствие принятому формату оформления тест-кейсов / тест-сьютов.</text:p>
        </text:list-item>
        <text:list-item>
          <text:p text:style-name="P16">английский язык (в описании компонента) согласно правилам, установленным в соответствующих минимумах на 2014г.</text:p>
        </text:list-item>
      </text:list>
      <text:p text:style-name="P3"/>
      <text:p text:style-name="P9">MySQL <text:span text:style-name="T3">запросы, использование инструментов разработчика в браузере (</text:span>HTTPfox, FireBug, ChromeBug), <text:span text:style-name="T3">использование </text:span>j-meter <text:span text:style-name="T3">в тестировании, использование </text:span>Git <text:span text:style-name="T3">(тестирование производительности — рабочие скрипты)</text:span></text:p>
      <text:p text:style-name="P3"/>
      <text:p text:style-name="P9"><text:span text:style-name="T3">Условия выполнения: все данные тест-дизайна должны быть записаны в </text:span>jira <text:span text:style-name="T3">к установленному времени. Изменения после этого времени не принимаются. После выполнения задача должна быть назначена на К.Фирсанова для ревью.</text:span></text:p>
      <text:p text:style-name="P9"><text:span text:style-name="T3">Контрольный список тест-кейсов:</text:span></text:p>
      <text:list xml:id="list6397233551614460592" text:style-name="L6">
        <text:list-item>
          <text:p text:style-name="P19"><text:span text:style-name="T1">Adding </text:span><text:span text:style-name="T3">Quicknote Gizmo </text:span><text:span text:style-name="T1">on the page</text:span></text:p>
        </text:list-item>
        <text:list-item>
          <text:p text:style-name="P19"><text:span text:style-name="T1">Adding and formatting </text:span>text.</text:p>
        </text:list-item>
        <text:list-item>
          <text:p text:style-name="P19"><text:span text:style-name="T1">Adding </text:span>images.</text:p>
        </text:list-item>
        <text:list-item>
          <text:p text:style-name="P19"><text:span text:style-name="T1">Adding</text:span> links.</text:p>
        </text:list-item>
        <text:list-item>
          <text:p text:style-name="P19"><text:span text:style-name="T1">Cancellation</text:span> <text:span text:style-name="T1">of changes of </text:span>Quicknote Gizmo <text:span text:style-name="T1">contents.</text:span></text:p>
        </text:list-item>
        <text:list-item>
          <text:p text:style-name="P19">Cancell<text:span text:style-name="T1">ation</text:span> of <text:span text:style-name="T1">changes of <text:s/>Quicknote Gizmo images.</text:span></text:p>
        </text:list-item>
        <text:list-item>
          <text:p text:style-name="P19"><text:span text:style-name="T1">Cancellation</text:span> <text:span text:style-name="T1">of changes of </text:span>Quicknote Gizmo <text:span text:style-name="T1">links.</text:span></text:p>
        </text:list-item>
        <text:list-item>
          <text:p text:style-name="P19">Changing Quicknote Gizmo appearance</text:p>
        </text:list-item>
        <text:list-item>
          <text:p text:style-name="P19">Working with Quicknote Gizmo in the new window</text:p>
        </text:list-item>
        <text:list-item>
          <text:p text:style-name="P19"><text:span text:style-name="T1">Removal</text:span> Quicknote <text:span text:style-name="T1">gizmo from the page.</text:span></text:p>
        </text:list-item>
      </text:list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4-04-27T16:43:29.07</meta:creation-date>
    <dc:date>2014-05-05T19:42:18.41</dc:date>
    <meta:editing-duration>PT20H43M58S</meta:editing-duration>
    <meta:editing-cycles>7</meta:editing-cycles>
    <meta:generator>OpenOffice/4.0.1$Win32 OpenOffice.org_project/401m5$Build-9714</meta:generator>
    <dc:creator>Константин Фирсанов</dc:creator>
    <meta:document-statistic meta:table-count="1" meta:image-count="0" meta:object-count="0" meta:page-count="3" meta:paragraph-count="109" meta:word-count="781" meta:character-count="5815"/>
  </office:meta>
</office:document-meta>
</file>